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horndale" fo:font-size="24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Andale Sans UI" style:font-size-asian="24pt" style:font-style-asian="italic" style:font-weight-asian="normal" style:font-name-complex="Tahoma1" style:font-size-complex="24pt" style:font-style-complex="italic" style:font-weight-complex="normal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ndale Sans UI" style:font-size-asian="24pt" style:font-style-asian="normal" style:font-weight-asian="normal" style:font-name-complex="Tahoma1" style:font-size-complex="24pt" style:font-style-complex="normal" style:font-weight-complex="normal" style:font-relief="none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Andale Sans UI" style:font-size-asian="24pt" style:font-style-asian="italic" style:font-weight-asian="normal" style:font-name-complex="Tahoma1" style:font-size-complex="24pt" style:font-style-complex="italic" style:font-weight-complex="normal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35cm" svg:height="0.624cm" svg:x="10.62cm" svg:y="14.554cm">
            <draw:text-box>
              <text:p text:style-name="P1"><text:span text:style-name="T1">U</text:span></text:p>
            </draw:text-box>
          </draw:frame>
          <draw:g>
            <draw:line draw:style-name="gr2" draw:text-style-name="P3" draw:layer="layout" svg:x1="10.403cm" svg:y1="14.91cm" svg:x2="10.601cm" svg:y2="15.109cm">
              <text:p/>
            </draw:line>
            <draw:line draw:style-name="gr2" draw:text-style-name="P3" draw:layer="layout" svg:x1="10.403cm" svg:y1="15.111cm" svg:x2="10.602cm" svg:y2="14.912cm">
              <text:p/>
            </draw:line>
          </draw:g>
          <draw:line draw:style-name="gr2" draw:text-style-name="P3" draw:layer="layout" svg:x1="9.013cm" svg:y1="14.607cm" svg:x2="12.67cm" svg:y2="15.627cm">
            <text:p/>
          </draw:line>
          <draw:frame draw:style-name="gr1" draw:text-style-name="P4" draw:layer="layout" svg:width="0.705cm" svg:height="0.624cm" svg:x="12.248cm" svg:y="15.097cm">
            <draw:text-box>
              <text:p text:style-name="P1"><text:span text:style-name="T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14:54:07.278106207</meta:creation-date>
    <dc:date>2018-04-12T14:54:22.807931170</dc:date>
    <meta:editing-duration>PT15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